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e74d" officeooo:paragraph-rsid="0004e74d"/>
    </style:style>
    <style:style style:name="P2" style:family="paragraph" style:parent-style-name="Standard">
      <style:text-properties officeooo:rsid="0004f78b" officeooo:paragraph-rsid="0004f78b"/>
    </style:style>
    <style:style style:name="P3" style:family="paragraph" style:parent-style-name="Standard">
      <style:text-properties officeooo:paragraph-rsid="0004f78b"/>
    </style:style>
    <style:style style:name="P4" style:family="paragraph" style:parent-style-name="Standard">
      <style:text-properties officeooo:rsid="00083b59" officeooo:paragraph-rsid="00083b59"/>
    </style:style>
    <style:style style:name="P5" style:family="paragraph" style:parent-style-name="Standard" style:list-style-name="L1">
      <style:text-properties officeooo:rsid="0004e74d" officeooo:paragraph-rsid="0004e74d"/>
    </style:style>
    <style:style style:name="P6" style:family="paragraph" style:parent-style-name="Standard" style:list-style-name="L1">
      <style:text-properties fo:font-weight="normal" officeooo:rsid="0004e74d" officeooo:paragraph-rsid="0004e74d" style:font-weight-asian="normal" style:font-weight-complex="normal"/>
    </style:style>
    <style:style style:name="P7" style:family="paragraph" style:parent-style-name="Standard">
      <style:text-properties fo:font-weight="normal" officeooo:rsid="0004e74d" officeooo:paragraph-rsid="0004e74d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4e74d" officeooo:paragraph-rsid="0004e74d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5d7a8" officeooo:paragraph-rsid="0005d7a8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05d7a8" officeooo:paragraph-rsid="0005d7a8" style:font-weight-asian="normal" style:font-weight-complex="normal"/>
    </style:style>
    <style:style style:name="P11" style:family="paragraph" style:parent-style-name="Standard" style:list-style-name="L8">
      <style:text-properties fo:font-weight="normal" officeooo:rsid="0005d7a8" officeooo:paragraph-rsid="0005d7a8" style:font-weight-asian="normal" style:font-weight-complex="normal"/>
    </style:style>
    <style:style style:name="P12" style:family="paragraph" style:parent-style-name="Standard" style:list-style-name="L9">
      <style:text-properties fo:font-weight="normal" officeooo:rsid="0005d7a8" officeooo:paragraph-rsid="0005d7a8" style:font-weight-asian="normal" style:font-weight-complex="normal"/>
    </style:style>
    <style:style style:name="P13" style:family="paragraph" style:parent-style-name="Standard" style:list-style-name="L10">
      <style:text-properties fo:font-weight="normal" officeooo:rsid="0005d7a8" officeooo:paragraph-rsid="0005d7a8" style:font-weight-asian="normal" style:font-weight-complex="normal"/>
    </style:style>
    <style:style style:name="P14" style:family="paragraph" style:parent-style-name="Standard" style:list-style-name="L11">
      <style:text-properties fo:font-weight="normal" officeooo:rsid="0005d7a8" officeooo:paragraph-rsid="0005d7a8" style:font-weight-asian="normal" style:font-weight-complex="normal"/>
    </style:style>
    <style:style style:name="P15" style:family="paragraph" style:parent-style-name="Standard" style:list-style-name="L12">
      <style:text-properties fo:font-weight="normal" officeooo:rsid="0005d7a8" officeooo:paragraph-rsid="0005d7a8" style:font-weight-asian="normal" style:font-weight-complex="normal"/>
    </style:style>
    <style:style style:name="P16" style:family="paragraph" style:parent-style-name="Standard" style:list-style-name="L15">
      <style:text-properties fo:font-weight="normal" officeooo:rsid="0005d7a8" officeooo:paragraph-rsid="0005d7a8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04f78b" officeooo:paragraph-rsid="0004f78b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04f78b" officeooo:paragraph-rsid="0004f78b" style:font-weight-asian="normal" style:font-weight-complex="normal"/>
    </style:style>
    <style:style style:name="P19" style:family="paragraph" style:parent-style-name="Standard">
      <style:text-properties fo:font-weight="normal" officeooo:rsid="0004f78b" officeooo:paragraph-rsid="0004f78b" style:font-weight-asian="normal" style:font-weight-complex="normal"/>
    </style:style>
    <style:style style:name="P20" style:family="paragraph" style:parent-style-name="Standard" style:list-style-name="L15">
      <style:text-properties fo:font-weight="normal" officeooo:rsid="00077bef" officeooo:paragraph-rsid="00077bef" style:font-weight-asian="normal" style:font-weight-complex="normal"/>
    </style:style>
    <style:style style:name="P21" style:family="paragraph" style:parent-style-name="Standard" style:list-style-name="L2">
      <style:text-properties officeooo:paragraph-rsid="0005d7a8"/>
    </style:style>
    <style:style style:name="P22" style:family="paragraph" style:parent-style-name="Standard" style:list-style-name="L2">
      <style:text-properties officeooo:paragraph-rsid="0004f78b"/>
    </style:style>
    <style:style style:name="P23" style:family="paragraph" style:parent-style-name="Standard" style:list-style-name="L4">
      <style:text-properties officeooo:rsid="0004f78b" officeooo:paragraph-rsid="0004f78b"/>
    </style:style>
    <style:style style:name="P24" style:family="paragraph" style:parent-style-name="Standard" style:list-style-name="L6">
      <style:text-properties officeooo:rsid="0004f78b" officeooo:paragraph-rsid="0004f78b"/>
    </style:style>
    <style:style style:name="P25" style:family="paragraph" style:parent-style-name="Standard" style:list-style-name="L16">
      <style:text-properties officeooo:rsid="0005d7a8" officeooo:paragraph-rsid="0005d7a8"/>
    </style:style>
    <style:style style:name="P26" style:family="paragraph" style:parent-style-name="Standard" style:list-style-name="L13">
      <style:text-properties fo:font-weight="bold" officeooo:rsid="0005d7a8" officeooo:paragraph-rsid="0005d7a8" style:font-weight-asian="bold" style:font-weight-complex="bold"/>
    </style:style>
    <style:style style:name="P27" style:family="paragraph" style:parent-style-name="Standard" style:list-style-name="L14">
      <style:text-properties style:text-underline-style="none" officeooo:rsid="0005d7a8" officeooo:paragraph-rsid="0005d7a8"/>
    </style:style>
    <style:style style:name="P28" style:family="paragraph" style:parent-style-name="Standard" style:list-style-name="L15">
      <style:text-properties officeooo:rsid="00077bef" officeooo:paragraph-rsid="00077bef"/>
    </style:style>
    <style:style style:name="P29" style:family="paragraph" style:parent-style-name="Standard" style:list-style-name="L15">
      <style:text-properties fo:font-style="normal" style:text-underline-style="none" fo:font-weight="normal" officeooo:rsid="00077bef" officeooo:paragraph-rsid="00077be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04f78b" officeooo:paragraph-rsid="0004f78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05d7a8" officeooo:paragraph-rsid="0005d7a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083b59" officeooo:paragraph-rsid="00083b59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d7a8" style:font-weight-asian="normal" style:font-weight-complex="normal"/>
    </style:style>
    <style:style style:name="T4" style:family="text">
      <style:text-properties fo:font-weight="normal" officeooo:rsid="000a24b0" style:font-weight-asian="normal" style:font-weight-complex="normal"/>
    </style:style>
    <style:style style:name="T5" style:family="text">
      <style:text-properties fo:font-weight="normal" officeooo:rsid="0004f78b" style:font-weight-asian="normal" style:font-weight-complex="normal"/>
    </style:style>
    <style:style style:name="T6" style:family="text">
      <style:text-properties fo:font-style="italic" style:text-underline-style="none" fo:font-weight="bold" officeooo:rsid="0005d7a8" style:font-style-asian="italic" style:font-weight-asian="bold" style:font-style-complex="italic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officeooo:rsid="0005d7a8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5d7a8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4f78b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a24b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bold" officeooo:rsid="0005d7a8" style:font-style-asian="normal" style:font-weight-asian="bold" style:font-style-complex="normal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officeooo:rsid="00095e21"/>
    </style:style>
    <style:style style:name="T18" style:family="text">
      <style:text-properties officeooo:rsid="000a24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gioco del paroliere – svolgimento della partita</text:p>
      <text:p text:style-name="P1"/>
      <text:p text:style-name="P1">Utensili utili</text:p>
      <text:list xml:id="list3425144568" text:style-name="L1">
        <text:list-item>
          <text:p text:style-name="P5">da <text:span text:style-name="T1">due</text:span> a <text:span text:style-name="T1">sei</text:span> giocatori.</text:p>
        </text:list-item>
        <text:list-item>
          <text:p text:style-name="P5">una tabella <text:span text:style-name="T1">quattro</text:span>*<text:span text:style-name="T1">quattro</text:span><text:span text:style-name="T2">.</text:span></text:p>
        </text:list-item>
        <text:list-item>
          <text:p text:style-name="P5"><text:span text:style-name="T1">sedici</text:span> dadi (da <text:span text:style-name="T1">sei </text:span><text:span text:style-name="T2">facce ciascuno).</text:span></text:p>
        </text:list-item>
        <text:list-item>
          <text:p text:style-name="P6">un dizionario delle parole consentite.</text:p>
        </text:list-item>
        <text:list-item>
          <text:p text:style-name="P5"><text:span text:style-name="T2">una clessidra da </text:span><text:span text:style-name="T1">tre</text:span><text:span text:style-name="T2"> minuti per indicare la sessione di gioco.</text:span></text:p>
        </text:list-item>
        <text:list-item>
          <text:p text:style-name="P5"><text:span text:style-name="T2">una “seconda” clessidra da </text:span><text:span text:style-name="T1">tre </text:span><text:span text:style-name="T2">minuti per la verifica delle parole.</text:span></text:p>
        </text:list-item>
      </text:list>
      <text:p text:style-name="P7"/>
      <text:p text:style-name="P7">Svolgimento schematico della partita</text:p>
      <text:list xml:id="list324656853" text:style-name="L2">
        <text:list-item>
          <text:p text:style-name="P21"><text:span text:style-name="T4">Fase</text:span><text:span text:style-name="T3"> di lobby:</text:span></text:p>
          <text:list>
            <text:list-item>
              <text:p text:style-name="P8">il numero di giocatori da attendere sono impostati dal giocatore che crea la lobby</text:p>
            </text:list-item>
            <text:list-item>
              <text:p text:style-name="P8">La partita non comincia fino a quando la lobby non è piena.</text:p>
            </text:list-item>
            <text:list-item>
              <text:p text:style-name="P8">Che succede se l’host esce dalla partita prima che inizi? (Migrazione host o annullamento).</text:p>
            </text:list-item>
          </text:list>
        </text:list-item>
        <text:list-item>
          <text:p text:style-name="P22"><text:span text:style-name="T4">Fase</text:span><text:span text:style-name="T5"> di gioco:</text:span></text:p>
        </text:list-item>
      </text:list>
      <text:list xml:id="list3189045645" text:style-name="L3">
        <text:list-item>
          <text:list>
            <text:list-item>
              <text:p text:style-name="P17">L’applicativo simula lancio dadi e mostra tabella.</text:p>
            </text:list-item>
          </text:list>
        </text:list-item>
      </text:list>
      <text:list xml:id="list4186289004" text:style-name="L4">
        <text:list-item>
          <text:list>
            <text:list-item>
              <text:p text:style-name="P23"><text:span text:style-name="T1">Tre</text:span><text:span text:style-name="T2"> minuti di tempo per compilare la propria lista delle parole.</text:span></text:p>
            </text:list-item>
          </text:list>
        </text:list-item>
      </text:list>
      <text:list xml:id="list3774003540" text:style-name="L5">
        <text:list-item>
          <text:list>
            <text:list-item>
              <text:p text:style-name="P18">(La tabella si consulta così*).</text:p>
            </text:list-item>
          </text:list>
        </text:list-item>
      </text:list>
      <text:list xml:id="list4080502254" text:style-name="L6">
        <text:list-item>
          <text:list>
            <text:list-item>
              <text:p text:style-name="P24"><text:span text:style-name="T2">SE un giocatore abbandona il match la partita è </text:span><text:span text:style-name="T1">ANNULLATA</text:span><text:span text:style-name="T2">.</text:span></text:p>
            </text:list-item>
          </text:list>
        </text:list-item>
      </text:list>
      <text:list xml:id="list152729526496710" text:continue-list="list324656853" text:style-name="L2">
        <text:list-item>
          <text:p text:style-name="P21"><text:span text:style-name="T4">Fase</text:span><text:span text:style-name="T3"> di verifica:</text:span></text:p>
        </text:list-item>
      </text:list>
      <text:list xml:id="list1313648621" text:style-name="L7">
        <text:list-item>
          <text:list>
            <text:list-item>
              <text:p text:style-name="P10">Le liste di ogni giocatore sono mostrate agli altri.</text:p>
            </text:list-item>
          </text:list>
        </text:list-item>
      </text:list>
      <text:list xml:id="list2323214008" text:style-name="L8">
        <text:list-item>
          <text:list>
            <text:list-item>
              <text:p text:style-name="P11">Tre <text:span text:style-name="T17">minuti</text:span> per la verifica della parole da parte dei singoli giocatori.</text:p>
            </text:list-item>
          </text:list>
        </text:list-item>
      </text:list>
      <text:list xml:id="list3282271380" text:style-name="L9">
        <text:list-item>
          <text:list>
            <text:list-item>
              <text:p text:style-name="P12">La scadenza della fase può essere anticipata se tutti i giocatori segnalano di aver terminato la modifica.</text:p>
            </text:list-item>
          </text:list>
        </text:list-item>
      </text:list>
      <text:list xml:id="list3350310793" text:style-name="L10">
        <text:list-item>
          <text:list>
            <text:list-item>
              <text:p text:style-name="P13">I giocatori si interfacciano <text:span text:style-name="T17">c</text:span>on il dizionario per il controllo.</text:p>
            </text:list-item>
          </text:list>
        </text:list-item>
      </text:list>
      <text:list xml:id="list152729839073382" text:continue-list="list152729526496710" text:style-name="L2">
        <text:list-item>
          <text:p text:style-name="P9">Fase di valutazione:</text:p>
        </text:list-item>
      </text:list>
      <text:list xml:id="list1652197954" text:style-name="L11">
        <text:list-item>
          <text:list>
            <text:list-item>
              <text:p text:style-name="P14">Le liste di ogni giocatore vengono valutate dal sistema (interfaccia sistema – dizionario)</text:p>
            </text:list-item>
          </text:list>
        </text:list-item>
      </text:list>
      <text:list xml:id="list2028806840" text:style-name="L12">
        <text:list-item>
          <text:list>
            <text:list-item>
              <text:p text:style-name="P15">Attribuzione punteggi**</text:p>
            </text:list-item>
          </text:list>
        </text:list-item>
      </text:list>
      <text:list xml:id="list3627087851" text:style-name="L13">
        <text:list-item>
          <text:list>
            <text:list-item>
              <text:p text:style-name="P26"><text:span text:style-name="T2">Valutazione condizione di vittoria (Un giocatore con punti &gt;= </text:span>50<text:span text:style-name="T2">)</text:span></text:p>
            </text:list-item>
          </text:list>
        </text:list-item>
      </text:list>
      <text:list xml:id="list152729882139311" text:continue-list="list152729839073382" text:style-name="L2">
        <text:list-item>
          <text:p text:style-name="P9">Fase di conclusione:</text:p>
        </text:list-item>
      </text:list>
      <text:list xml:id="list3026810178" text:style-name="L14">
        <text:list-item>
          <text:list>
            <text:list-item>
              <text:p text:style-name="P27"><text:span text:style-name="T2">Condizione di vittoria </text:span><text:span text:style-name="T16">soddisfatta</text:span><text:span text:style-name="T2">:</text:span></text:p>
            </text:list-item>
          </text:list>
        </text:list-item>
      </text:list>
      <text:list xml:id="list1589711478" text:style-name="L15">
        <text:list-item>
          <text:list>
            <text:list-item>
              <text:list>
                <text:list-item>
                  <text:p text:style-name="P20">Vengono mostrati i nomi dei vincitori.</text:p>
                </text:list-item>
                <text:list-item>
                  <text:p text:style-name="P20">Viene stillata la classifica generale.</text:p>
                </text:list-item>
                <text:list-item>
                  <text:p text:style-name="P20">Esiste il primo posto pari merito?</text:p>
                </text:list-item>
              </text:list>
            </text:list-item>
            <text:list-item>
              <text:p text:style-name="P28"><text:span text:style-name="T2">Condizione di vittoria </text:span><text:span text:style-name="T16">non soddisfatta</text:span><text:span text:style-name="T10">:</text:span></text:p>
              <text:list>
                <text:list-item>
                  <text:p text:style-name="P29">Ritorno alla fase 2 (i punteggi naturalmente sono mantenuti)</text:p>
                </text:list-item>
              </text:list>
            </text:list-item>
          </text:list>
          <text:p text:style-name="P16"/>
        </text:list-item>
      </text:list>
      <text:p text:style-name="P19"/>
      <text:p text:style-name="P19"/>
      <text:p text:style-name="P2"><text:span text:style-name="T2">*</text:span><text:span text:style-name="T7">Consultazione tabella di gioco</text:span><text:span text:style-name="T10">: partendo da una lettera a piacere scelta tra quelle sulla tabella muoversi di UNA casella in una qualsiasi direzione adiacente. Ripetere l’operazione sopra descritta partendo però dalla lettera su cui si è fermati. </text:span><text:span text:style-name="T9">NON PESTARE DUE VOLTE LA STESSA CASELLA.</text:span><text:span text:style-name="T10"> Le lettere devono essere comprese tra la lunghezza 3 e 16 inclusi. </text:span><text:span text:style-name="T11">Sono validi solo </text:span><text:span text:style-name="T6">Aggettivi e sostantivi singolari</text:span><text:span text:style-name="T11"> e </text:span><text:span text:style-name="T6"><text:s/>verbi all’infinito</text:span><text:span text:style-name="T11">.</text:span></text:p>
      <text:p text:style-name="P30"/>
      <text:p text:style-name="P3"><text:span text:style-name="T12">**</text:span><text:span text:style-name="T8">Attribuzione punteggi</text:span><text:span text:style-name="T11">: vengono scartate: parole non ammissibili e parole </text:span><text:span text:style-name="T15">indicate da più giocatori assieme</text:span><text:span text:style-name="T11"> (viene scartata per entrambi, non solo per chi l’ha proposta dopo). Le parole ammissibili sono così valutate:</text:span></text:p>
      <text:list xml:id="list1901745439" text:style-name="L16">
        <text:list-item>
          <text:p text:style-name="P25"><text:span text:style-name="T10">3-4 lettere: </text:span><text:span text:style-name="T14">1</text:span><text:span text:style-name="T10"> </text:span><text:span text:style-name="T14">punto</text:span><text:span text:style-name="T10">.</text:span></text:p>
        </text:list-item>
        <text:list-item>
          <text:p text:style-name="P25"><text:span text:style-name="T10">5 lettere: </text:span><text:span text:style-name="T14">2 punti</text:span><text:span text:style-name="T10">.</text:span></text:p>
        </text:list-item>
        <text:list-item>
          <text:p text:style-name="P25"><text:soft-page-break/><text:span text:style-name="T10">6 lettere: </text:span><text:span text:style-name="T14">3 punti</text:span><text:span text:style-name="T10">.</text:span></text:p>
        </text:list-item>
        <text:list-item>
          <text:p text:style-name="P25"><text:span text:style-name="T10">7 lettere: </text:span><text:span text:style-name="T14">5 punti</text:span><text:span text:style-name="T10">.</text:span></text:p>
        </text:list-item>
        <text:list-item>
          <text:p text:style-name="P25"><text:span text:style-name="T10">8-16 lettere: </text:span><text:span text:style-name="T14">11 punti</text:span><text:span text:style-name="T10">.</text:span></text:p>
        </text:list-item>
      </text:list>
      <text:p text:style-name="P31"/>
      <text:p text:style-name="P32">Ovvietà:</text:p>
      <text:p text:style-name="P4"><text:span text:style-name="T10">È interessante notare come </text:span><text:span text:style-name="T7">qualunque utente regolamentarne iscritto</text:span><text:span text:style-name="T10"> abbia il permesso di organizzare una partita (non serve essere amministratori), purché questo sia </text:span><text:span text:style-name="T14">loggato</text:span><text:span text:style-name="T10"> al momento della creazione </text:span><text:span text:style-name="T13">della stessa</text:span><text:span text:style-name="T10">.</text:span></text:p>
      <text:p text:style-name="P32"/>
      <text:p text:style-name="P32">Tutte le statistiche della partita (TUTTE) vanno salvate su un database per una futura consultazio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09:23:00.040000000</meta:creation-date>
    <dc:date>2020-05-18T15:27:27.904000000</dc:date>
    <meta:editing-duration>PT15M32S</meta:editing-duration>
    <meta:editing-cycles>4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44" meta:word-count="447" meta:character-count="2700" meta:non-whitespace-character-count="2330"/>
  </office:meta>
</office:document-meta>
</file>